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 Run information ===</text:p>
      <text:p text:style-name="P1"/>
      <text:p text:style-name="P1">Scheme: <text:s text:c="6"/>weka.classifiers.functions.LinearRegression -S 0 -R 1.0E-8</text:p>
      <text:p text:style-name="P1">Relation: <text:s text:c="4"/>FeatureFileAllMT_Reg-weka.filters.unsupervised.attribute.Normalize-S1.0-T0.0-weka.filters.unsupervised.attribute.Remove-R2-28,31,33-34,43</text:p>
      <text:p text:style-name="P1">Instances: <text:s text:c="3"/>1000</text:p>
      <text:p text:style-name="P1">Attributes: <text:s text:c="2"/>12</text:p>
      <text:p text:style-name="P1"><text:s text:c="14"/>Bi_lemma_overlap_count</text:p>
      <text:p text:style-name="P1"><text:s text:c="14"/>MeanSimLabel</text:p>
      <text:p text:style-name="P1"><text:s text:c="14"/>Tri_lemma_overlap_count</text:p>
      <text:p text:style-name="P1"><text:s text:c="14"/>Uni_lemma_overlap_count</text:p>
      <text:p text:style-name="P1"><text:s text:c="14"/>rouge_1_f_score</text:p>
      <text:p text:style-name="P1"><text:s text:c="14"/>rouge_2_f_score</text:p>
      <text:p text:style-name="P1"><text:s text:c="14"/>rouge_3_f_score</text:p>
      <text:p text:style-name="P1"><text:s text:c="14"/>rouge_4_f_score</text:p>
      <text:p text:style-name="P1"><text:s text:c="14"/>rouge_l_f_score</text:p>
      <text:p text:style-name="P1"><text:s text:c="14"/>rouge_s*_f_score</text:p>
      <text:p text:style-name="P1"><text:s text:c="14"/>rouge_su*_f_score</text:p>
      <text:p text:style-name="P1"><text:s text:c="14"/>rouge_w_1.2_f_scor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/>
      <text:p text:style-name="P1">Linear Regression Model</text:p>
      <text:p text:style-name="P1"/>
      <text:p text:style-name="P1">MeanSimLabel =</text:p>
      <text:p text:style-name="P1"/>
      <text:p text:style-name="P1"><text:s text:c="6"/>4.0202 * Bi_lemma_overlap_count +</text:p>
      <text:p text:style-name="P1"><text:s text:c="5"/>-2.7783 * Tri_lemma_overlap_count +</text:p>
      <text:p text:style-name="P1"><text:s text:c="6"/>2.2678 * Uni_lemma_overlap_count +</text:p>
      <text:p text:style-name="P1"><text:s text:c="5"/>-5.841 <text:s/>* rouge_2_f_score +</text:p>
      <text:p text:style-name="P1"><text:s text:c="6"/>3.1098 * rouge_3_f_score +</text:p>
      <text:p text:style-name="P1"><text:s text:c="6"/>2.8726 * rouge_l_f_score +</text:p>
      <text:p text:style-name="P1"><text:s text:c="6"/>2.4143 * rouge_s*_f_score +</text:p>
      <text:p text:style-name="P1"><text:s text:c="5"/>-2.0543 * rouge_w_1.2_f_score +</text:p>
      <text:p text:style-name="P1"><text:s text:c="6"/>1.2584</text:p>
      <text:p text:style-name="P1"/>
      <text:p text:style-name="P1">Time taken to build model: 0 seconds</text:p>
      <text:p text:style-name="P1"/>
      <text:p text:style-name="P1">=== Predictions on test data ===</text:p>
      <text:p text:style-name="P1"/>
      <text:p text:style-name="P1">inst#,actual,predicted,error</text:p>
      <text:p text:style-name="P1">1,0.6,2.367,1.767</text:p>
      <text:p text:style-name="P1">2,0.5,1.626,1.126</text:p>
      <text:p text:style-name="P1">3,2.4,1.741,-0.659</text:p>
      <text:p text:style-name="P1">4,1,1.754,0.754</text:p>
      <text:p text:style-name="P1">5,0.4,1.597,1.197</text:p>
      <text:p text:style-name="P1">6,1.167,1.506,0.339</text:p>
      <text:p text:style-name="P1">7,3,3.006,0.006</text:p>
      <text:p text:style-name="P1">8,1.167,1.806,0.639</text:p>
      <text:p text:style-name="P1">9,0.6,1.968,1.368</text:p>
      <text:p text:style-name="P1">10,1.333,1.61,0.277</text:p>
      <text:p text:style-name="P1">11,2.667,2.188,-0.479</text:p>
      <text:p text:style-name="P1">12,0.833,1.694,0.861</text:p>
      <text:p text:style-name="P1">13,3.6,2.503,-1.097</text:p>
      <text:p text:style-name="P1">14,0.6,1.954,1.354</text:p>
      <text:p text:style-name="P1">15,3.4,2.699,-0.701</text:p>
      <text:p text:style-name="P1">16,3.8,1.13,-2.67</text:p>
      <text:p text:style-name="P1">17,2,1.628,-0.372</text:p>
      <text:p text:style-name="P1">18,1,1.159,0.159</text:p>
      <text:p text:style-name="P1">19,0,1.174,1.174</text:p>
      <text:p text:style-name="P1">20,2,2.907,0.907</text:p>
      <text:p text:style-name="P1">21,1.2,3.071,1.871</text:p>
      <text:p text:style-name="P1">22,2.4,1.964,-0.436</text:p>
      <text:p text:style-name="P1">23,3.333,1.987,-1.347</text:p>
      <text:p text:style-name="P1">24,1.333,1.496,0.162</text:p>
      <text:p text:style-name="P1">25,1.833,1.454,-0.379</text:p>
      <text:p text:style-name="P1">26,2.4,1.203,-1.197</text:p>
      <text:p text:style-name="P1">27,1.286,3.032,1.746</text:p>
      <text:p text:style-name="P1">28,2.6,1.762,-0.838</text:p>
      <text:p text:style-name="P1">29,1.4,1.701,0.301</text:p>
      <text:p text:style-name="P1">30,1.8,1.757,-0.043</text:p>
      <text:p text:style-name="P1">31,2.8,2.439,-0.361</text:p>
      <text:p text:style-name="P1">32,2.2,1.998,-0.202</text:p>
      <text:p text:style-name="P1">33,3,2.487,-0.513</text:p>
      <text:p text:style-name="P1"><text:soft-page-break/>34,2,1.645,-0.355</text:p>
      <text:p text:style-name="P1">35,2.5,1.948,-0.552</text:p>
      <text:p text:style-name="P1">36,1,1.789,0.789</text:p>
      <text:p text:style-name="P1">37,2.6,1.939,-0.661</text:p>
      <text:p text:style-name="P1">38,0.8,1.351,0.551</text:p>
      <text:p text:style-name="P1">39,0.4,0.902,0.502</text:p>
      <text:p text:style-name="P1">40,1.75,1.837,0.087</text:p>
      <text:p text:style-name="P1">41,1.2,1.875,0.675</text:p>
      <text:p text:style-name="P1">42,1,1.684,0.684</text:p>
      <text:p text:style-name="P1">43,3.8,2.379,-1.421</text:p>
      <text:p text:style-name="P1">44,2.4,1.657,-0.743</text:p>
      <text:p text:style-name="P1">45,3,2.35,-0.65</text:p>
      <text:p text:style-name="P1">46,3,1.974,-1.026</text:p>
      <text:p text:style-name="P1">47,2.6,1.89,-0.71</text:p>
      <text:p text:style-name="P1">48,0.833,2.205,1.372</text:p>
      <text:p text:style-name="P1">49,3.833,2.932,-0.901</text:p>
      <text:p text:style-name="P1">50,2,1.695,-0.305</text:p>
      <text:p text:style-name="P1">51,2,2.122,0.122</text:p>
      <text:p text:style-name="P1">52,0.286,1.804,1.518</text:p>
      <text:p text:style-name="P1">53,2.833,2.145,-0.689</text:p>
      <text:p text:style-name="P1">54,2.8,1.824,-0.976</text:p>
      <text:p text:style-name="P1">55,3.333,2.489,-0.845</text:p>
      <text:p text:style-name="P1">56,1,1.578,0.578</text:p>
      <text:p text:style-name="P1">57,1,1.665,0.665</text:p>
      <text:p text:style-name="P1">58,3.333,2.285,-1.048</text:p>
      <text:p text:style-name="P1">59,1.333,1.748,0.415</text:p>
      <text:p text:style-name="P1">60,3.8,2.424,-1.376</text:p>
      <text:p text:style-name="P1">61,3.4,2.16,-1.24</text:p>
      <text:p text:style-name="P1">62,2,1.231,-0.769</text:p>
      <text:p text:style-name="P1">63,2.2,1.126,-1.074</text:p>
      <text:p text:style-name="P1">64,1,2.131,1.131</text:p>
      <text:p text:style-name="P1">65,2.2,1.463,-0.737</text:p>
      <text:p text:style-name="P1">66,1.333,1.914,0.58</text:p>
      <text:p text:style-name="P1">67,2.8,1.572,-1.228</text:p>
      <text:p text:style-name="P1">68,2.333,3.119,0.785</text:p>
      <text:p text:style-name="P1">69,2.667,2.591,-0.076</text:p>
      <text:p text:style-name="P1">70,1,1.935,0.935</text:p>
      <text:p text:style-name="P1">71,4.4,2.735,-1.665</text:p>
      <text:p text:style-name="P1">72,3.2,1.313,-1.887</text:p>
      <text:p text:style-name="P1">73,2.8,1.857,-0.943</text:p>
      <text:p text:style-name="P1">74,3.8,1.628,-2.172</text:p>
      <text:p text:style-name="P1">75,2.5,1.836,-0.664</text:p>
      <text:p text:style-name="P1">76,1.4,1.667,0.267</text:p>
      <text:p text:style-name="P1">77,1.667,2.191,0.525</text:p>
      <text:p text:style-name="P1">78,2.6,2.046,-0.554</text:p>
      <text:p text:style-name="P1">79,2.333,1.88,-0.454</text:p>
      <text:p text:style-name="P1">80,0.5,1.361,0.861</text:p>
      <text:p text:style-name="P1">81,0.333,1.498,1.165</text:p>
      <text:p text:style-name="P1">82,2,1.282,-0.718</text:p>
      <text:p text:style-name="P1">83,0.8,1.469,0.669</text:p>
      <text:p text:style-name="P1">84,3.2,1.663,-1.537</text:p>
      <text:p text:style-name="P1">85,2,2.241,0.241</text:p>
      <text:p text:style-name="P1">86,0.2,1.889,1.689</text:p>
      <text:p text:style-name="P1">87,3.25,3.317,0.067</text:p>
      <text:p text:style-name="P1">88,3.8,2.047,-1.753</text:p>
      <text:p text:style-name="P1">89,2.8,1.647,-1.153</text:p>
      <text:p text:style-name="P1">90,2.4,2.571,0.171</text:p>
      <text:p text:style-name="P1">91,3,2.267,-0.733</text:p>
      <text:p text:style-name="P1">92,2.2,1.339,-0.861</text:p>
      <text:p text:style-name="P1">93,2.2,1.508,-0.692</text:p>
      <text:p text:style-name="P1">94,1,1.681,0.681</text:p>
      <text:p text:style-name="P1">95,3.25,2.853,-0.397</text:p>
      <text:p text:style-name="P1">96,3.2,2.254,-0.946</text:p>
      <text:p text:style-name="P1">97,3,2.349,-0.651</text:p>
      <text:p text:style-name="P1">98,1.167,2.116,0.95</text:p>
      <text:p text:style-name="P1">99,1.2,2.66,1.46</text:p>
      <text:p text:style-name="P1">100,4.4,2.247,-2.153</text:p>
      <text:p text:style-name="P1">1,1.4,1.716,0.316</text:p>
      <text:p text:style-name="P1">2,2,1.874,-0.126</text:p>
      <text:p text:style-name="P1">3,0.8,1.63,0.83</text:p>
      <text:p text:style-name="P1">4,0.4,1.955,1.555</text:p>
      <text:p text:style-name="P1">5,2.25,1.505,-0.745</text:p>
      <text:p text:style-name="P1">6,2.667,2.178,-0.488</text:p>
      <text:p text:style-name="P1">7,1.167,1.749,0.582</text:p>
      <text:p text:style-name="P1">8,1.667,1.274,-0.393</text:p>
      <text:p text:style-name="P1">9,2.667,2.077,-0.59</text:p>
      <text:p text:style-name="P1"><text:soft-page-break/>10,1.75,1.228,-0.522</text:p>
      <text:p text:style-name="P1">11,4,1.615,-2.385</text:p>
      <text:p text:style-name="P1">12,4.167,2.399,-1.768</text:p>
      <text:p text:style-name="P1">13,1.833,1.588,-0.245</text:p>
      <text:p text:style-name="P1">14,0.8,1.694,0.894</text:p>
      <text:p text:style-name="P1">15,1.2,2.264,1.064</text:p>
      <text:p text:style-name="P1">16,1.6,1.891,0.291</text:p>
      <text:p text:style-name="P1">17,2.75,2.27,-0.48</text:p>
      <text:p text:style-name="P1">18,3.5,2.71,-0.79</text:p>
      <text:p text:style-name="P1">19,4.833,2.345,-2.488</text:p>
      <text:p text:style-name="P1">20,1.833,1.739,-0.094</text:p>
      <text:p text:style-name="P1">21,1.833,1.797,-0.036</text:p>
      <text:p text:style-name="P1">22,1.6,2.092,0.492</text:p>
      <text:p text:style-name="P1">23,0.6,1.544,0.944</text:p>
      <text:p text:style-name="P1">24,1.833,2.326,0.493</text:p>
      <text:p text:style-name="P1">25,0.4,1.02,0.62</text:p>
      <text:p text:style-name="P1">26,1.667,2.004,0.337</text:p>
      <text:p text:style-name="P1">27,4,2.42,-1.58</text:p>
      <text:p text:style-name="P1">28,1,1.749,0.749</text:p>
      <text:p text:style-name="P1">29,1.4,2.375,0.975</text:p>
      <text:p text:style-name="P1">30,0.667,1.283,0.617</text:p>
      <text:p text:style-name="P1">31,2.2,1.218,-0.982</text:p>
      <text:p text:style-name="P1">32,2.6,2.273,-0.327</text:p>
      <text:p text:style-name="P1">33,3.2,1.129,-2.071</text:p>
      <text:p text:style-name="P1">34,0,1.05,1.05</text:p>
      <text:p text:style-name="P1">35,4,2.303,-1.697</text:p>
      <text:p text:style-name="P1">36,3,1.524,-1.476</text:p>
      <text:p text:style-name="P1">37,2.6,1.549,-1.051</text:p>
      <text:p text:style-name="P1">38,2.6,1.684,-0.916</text:p>
      <text:p text:style-name="P1">39,0.75,2.017,1.267</text:p>
      <text:p text:style-name="P1">40,0,1.468,1.468</text:p>
      <text:p text:style-name="P1">41,2,2.397,0.397</text:p>
      <text:p text:style-name="P1">42,3.167,1.935,-1.231</text:p>
      <text:p text:style-name="P1">43,1.4,1.716,0.316</text:p>
      <text:p text:style-name="P1">44,3.6,2.152,-1.448</text:p>
      <text:p text:style-name="P1">45,2.5,1.496,-1.004</text:p>
      <text:p text:style-name="P1">46,1.167,2.067,0.9</text:p>
      <text:p text:style-name="P1">47,0.6,1.847,1.247</text:p>
      <text:p text:style-name="P1">48,0.75,1.517,0.767</text:p>
      <text:p text:style-name="P1">49,1.6,1.519,-0.081</text:p>
      <text:p text:style-name="P1">50,1.6,2.244,0.644</text:p>
      <text:p text:style-name="P1">51,3,2.746,-0.254</text:p>
      <text:p text:style-name="P1">52,0.25,2.023,1.773</text:p>
      <text:p text:style-name="P1">53,1.167,2.251,1.085</text:p>
      <text:p text:style-name="P1">54,1.75,1.854,0.104</text:p>
      <text:p text:style-name="P1">55,2,1.494,-0.506</text:p>
      <text:p text:style-name="P1">56,1.8,2.555,0.755</text:p>
      <text:p text:style-name="P1">57,1.667,2.046,0.379</text:p>
      <text:p text:style-name="P1">58,2.25,2.424,0.174</text:p>
      <text:p text:style-name="P1">59,1.6,1.595,-0.005</text:p>
      <text:p text:style-name="P1">60,1.2,1.556,0.356</text:p>
      <text:p text:style-name="P1">61,1.333,1.975,0.641</text:p>
      <text:p text:style-name="P1">62,3,1.34,-1.66</text:p>
      <text:p text:style-name="P1">63,0.4,1.422,1.022</text:p>
      <text:p text:style-name="P1">64,1.6,2.345,0.745</text:p>
      <text:p text:style-name="P1">65,0.833,1.643,0.81</text:p>
      <text:p text:style-name="P1">66,3.167,2.914,-0.253</text:p>
      <text:p text:style-name="P1">67,2.6,1.961,-0.639</text:p>
      <text:p text:style-name="P1">68,1.4,2.026,0.626</text:p>
      <text:p text:style-name="P1">69,0.833,1.22,0.387</text:p>
      <text:p text:style-name="P1">70,2,1.516,-0.484</text:p>
      <text:p text:style-name="P1">71,1.2,1.861,0.661</text:p>
      <text:p text:style-name="P1">72,2,1.567,-0.433</text:p>
      <text:p text:style-name="P1">73,2.25,1.739,-0.511</text:p>
      <text:p text:style-name="P1">74,2.2,2.278,0.078</text:p>
      <text:p text:style-name="P1">75,2.8,1.477,-1.323</text:p>
      <text:p text:style-name="P1">76,1.4,2.47,1.07</text:p>
      <text:p text:style-name="P1">77,0.8,2.908,2.108</text:p>
      <text:p text:style-name="P1">78,0.333,1.494,1.161</text:p>
      <text:p text:style-name="P1">79,3.4,2.162,-1.238</text:p>
      <text:p text:style-name="P1">80,1,2.731,1.731</text:p>
      <text:p text:style-name="P1">81,4.2,2.836,-1.364</text:p>
      <text:p text:style-name="P1">82,2.2,1.205,-0.995</text:p>
      <text:p text:style-name="P1">83,1,1.478,0.478</text:p>
      <text:p text:style-name="P1">84,0.2,1.646,1.446</text:p>
      <text:p text:style-name="P1">85,3.2,3.168,-0.032</text:p>
      <text:p text:style-name="P1"><text:soft-page-break/>86,1.8,1.649,-0.151</text:p>
      <text:p text:style-name="P1">87,1.2,2.079,0.879</text:p>
      <text:p text:style-name="P1">88,3.25,1.757,-1.493</text:p>
      <text:p text:style-name="P1">89,2.4,1.78,-0.62</text:p>
      <text:p text:style-name="P1">90,1,1.533,0.533</text:p>
      <text:p text:style-name="P1">91,2.333,2.275,-0.058</text:p>
      <text:p text:style-name="P1">92,4.833,2.579,-2.255</text:p>
      <text:p text:style-name="P1">93,0.333,1.856,1.522</text:p>
      <text:p text:style-name="P1">94,4.167,2.154,-2.012</text:p>
      <text:p text:style-name="P1">95,1,1.13,0.13</text:p>
      <text:p text:style-name="P1">96,0.167,1.713,1.546</text:p>
      <text:p text:style-name="P1">97,4.6,1.851,-2.749</text:p>
      <text:p text:style-name="P1">98,1,1.771,0.771</text:p>
      <text:p text:style-name="P1">99,2,1.683,-0.317</text:p>
      <text:p text:style-name="P1">100,0.2,1.695,1.495</text:p>
      <text:p text:style-name="P1">1,1.5,1.859,0.359</text:p>
      <text:p text:style-name="P1">2,2.667,2.081,-0.586</text:p>
      <text:p text:style-name="P1">3,1.4,2.156,0.756</text:p>
      <text:p text:style-name="P1">4,2.6,1.352,-1.248</text:p>
      <text:p text:style-name="P1">5,2,1.252,-0.748</text:p>
      <text:p text:style-name="P1">6,3.8,2.089,-1.711</text:p>
      <text:p text:style-name="P1">7,2.143,2.277,0.135</text:p>
      <text:p text:style-name="P1">8,2.2,3.291,1.091</text:p>
      <text:p text:style-name="P1">9,1.8,1.399,-0.401</text:p>
      <text:p text:style-name="P1">10,4.6,3.406,-1.194</text:p>
      <text:p text:style-name="P1">11,1.333,2.222,0.889</text:p>
      <text:p text:style-name="P1">12,1.167,1.616,0.449</text:p>
      <text:p text:style-name="P1">13,2.8,1.97,-0.83</text:p>
      <text:p text:style-name="P1">14,2.6,1.94,-0.66</text:p>
      <text:p text:style-name="P1">15,0.4,1.608,1.208</text:p>
      <text:p text:style-name="P1">16,0.2,1.588,1.388</text:p>
      <text:p text:style-name="P1">17,3,2.668,-0.332</text:p>
      <text:p text:style-name="P1">18,3.286,2.262,-1.023</text:p>
      <text:p text:style-name="P1">19,1,1.492,0.492</text:p>
      <text:p text:style-name="P1">20,2.167,2.088,-0.079</text:p>
      <text:p text:style-name="P1">21,1,1.975,0.975</text:p>
      <text:p text:style-name="P1">22,2.167,2.066,-0.1</text:p>
      <text:p text:style-name="P1">23,3.333,2.097,-1.236</text:p>
      <text:p text:style-name="P1">24,4,2.745,-1.255</text:p>
      <text:p text:style-name="P1">25,1.167,2.713,1.546</text:p>
      <text:p text:style-name="P1">26,2.4,2.268,-0.132</text:p>
      <text:p text:style-name="P1">27,0.2,1.33,1.13</text:p>
      <text:p text:style-name="P1">28,5,1.936,-3.064</text:p>
      <text:p text:style-name="P1">29,1,2.556,1.556</text:p>
      <text:p text:style-name="P1">30,2.8,1.948,-0.852</text:p>
      <text:p text:style-name="P1">31,0.4,1.059,0.659</text:p>
      <text:p text:style-name="P1">32,2,1.631,-0.369</text:p>
      <text:p text:style-name="P1">33,2.6,1.718,-0.882</text:p>
      <text:p text:style-name="P1">34,3.2,2.982,-0.218</text:p>
      <text:p text:style-name="P1">35,4.333,1.764,-2.57</text:p>
      <text:p text:style-name="P1">36,0.8,1.693,0.893</text:p>
      <text:p text:style-name="P1">37,2,1.491,-0.509</text:p>
      <text:p text:style-name="P1">38,2.2,2.133,-0.067</text:p>
      <text:p text:style-name="P1">39,2.2,1.682,-0.518</text:p>
      <text:p text:style-name="P1">40,0.2,1.702,1.502</text:p>
      <text:p text:style-name="P1">41,1.143,2.085,0.942</text:p>
      <text:p text:style-name="P1">42,0.8,1.389,0.589</text:p>
      <text:p text:style-name="P1">43,1.4,1.527,0.127</text:p>
      <text:p text:style-name="P1">44,0.833,1.912,1.079</text:p>
      <text:p text:style-name="P1">45,2,2.139,0.139</text:p>
      <text:p text:style-name="P1">46,0.2,2.06,1.86</text:p>
      <text:p text:style-name="P1">47,3,2.694,-0.306</text:p>
      <text:p text:style-name="P1">48,3,1.675,-1.325</text:p>
      <text:p text:style-name="P1">49,1.167,1.474,0.307</text:p>
      <text:p text:style-name="P1">50,2.167,1.56,-0.607</text:p>
      <text:p text:style-name="P1">51,2.667,2.818,0.152</text:p>
      <text:p text:style-name="P1">52,0,1.491,1.491</text:p>
      <text:p text:style-name="P1">53,1.833,2.474,0.641</text:p>
      <text:p text:style-name="P1">54,1.667,2.685,1.019</text:p>
      <text:p text:style-name="P1">55,4.4,2.088,-2.312</text:p>
      <text:p text:style-name="P1">56,1.833,1.725,-0.108</text:p>
      <text:p text:style-name="P1">57,1.167,1.667,0.5</text:p>
      <text:p text:style-name="P1">58,1,2.693,1.693</text:p>
      <text:p text:style-name="P1">59,1,2.121,1.121</text:p>
      <text:p text:style-name="P1">60,1.167,1.973,0.807</text:p>
      <text:p text:style-name="P1">61,1.4,2.157,0.757</text:p>
      <text:p text:style-name="P1"><text:soft-page-break/>62,1,2.133,1.133</text:p>
      <text:p text:style-name="P1">63,0.333,1.262,0.928</text:p>
      <text:p text:style-name="P1">64,3,2.631,-0.369</text:p>
      <text:p text:style-name="P1">65,2.833,2.688,-0.145</text:p>
      <text:p text:style-name="P1">66,3.167,1.718,-1.448</text:p>
      <text:p text:style-name="P1">67,2.2,1.868,-0.332</text:p>
      <text:p text:style-name="P1">68,2.167,1.548,-0.619</text:p>
      <text:p text:style-name="P1">69,2.75,2.603,-0.147</text:p>
      <text:p text:style-name="P1">70,1.2,1.632,0.432</text:p>
      <text:p text:style-name="P1">71,0.6,1.305,0.705</text:p>
      <text:p text:style-name="P1">72,4.667,2.134,-2.532</text:p>
      <text:p text:style-name="P1">73,2.4,1.74,-0.66</text:p>
      <text:p text:style-name="P1">74,1.2,1.384,0.184</text:p>
      <text:p text:style-name="P1">75,0.5,0.965,0.465</text:p>
      <text:p text:style-name="P1">76,2.5,1.941,-0.559</text:p>
      <text:p text:style-name="P1">77,1.4,1.577,0.177</text:p>
      <text:p text:style-name="P1">78,3.8,2.461,-1.339</text:p>
      <text:p text:style-name="P1">79,4.4,2.206,-2.194</text:p>
      <text:p text:style-name="P1">80,4.833,2.005,-2.829</text:p>
      <text:p text:style-name="P1">81,1,1.646,0.646</text:p>
      <text:p text:style-name="P1">82,4.167,2.286,-1.88</text:p>
      <text:p text:style-name="P1">83,1.5,1.679,0.179</text:p>
      <text:p text:style-name="P1">84,1,1.87,0.87</text:p>
      <text:p text:style-name="P1">85,4.5,2.196,-2.304</text:p>
      <text:p text:style-name="P1">86,3.2,2.164,-1.036</text:p>
      <text:p text:style-name="P1">87,3.667,1.887,-1.779</text:p>
      <text:p text:style-name="P1">88,0,1.437,1.437</text:p>
      <text:p text:style-name="P1">89,2.6,1.849,-0.751</text:p>
      <text:p text:style-name="P1">90,0.667,1.445,0.779</text:p>
      <text:p text:style-name="P1">91,2.2,1.804,-0.396</text:p>
      <text:p text:style-name="P1">92,2.2,2.704,0.504</text:p>
      <text:p text:style-name="P1">93,1.2,1.499,0.299</text:p>
      <text:p text:style-name="P1">94,1,1.925,0.925</text:p>
      <text:p text:style-name="P1">95,2.8,2.285,-0.515</text:p>
      <text:p text:style-name="P1">96,1,1.98,0.98</text:p>
      <text:p text:style-name="P1">97,0,2.099,2.099</text:p>
      <text:p text:style-name="P1">98,3.667,2.346,-1.321</text:p>
      <text:p text:style-name="P1">99,0,1.848,1.848</text:p>
      <text:p text:style-name="P1">100,0.333,2.502,2.169</text:p>
      <text:p text:style-name="P1">1,2.5,2.296,-0.204</text:p>
      <text:p text:style-name="P1">2,1.333,1.832,0.499</text:p>
      <text:p text:style-name="P1">3,4.167,1.778,-2.389</text:p>
      <text:p text:style-name="P1">4,1.4,1.711,0.311</text:p>
      <text:p text:style-name="P1">5,1.833,3.31,1.477</text:p>
      <text:p text:style-name="P1">6,0.8,1.751,0.951</text:p>
      <text:p text:style-name="P1">7,3,2.009,-0.991</text:p>
      <text:p text:style-name="P1">8,4.2,1.586,-2.614</text:p>
      <text:p text:style-name="P1">9,1.8,1.735,-0.065</text:p>
      <text:p text:style-name="P1">10,2,2.696,0.696</text:p>
      <text:p text:style-name="P1">11,1.167,1.859,0.692</text:p>
      <text:p text:style-name="P1">12,3,2.107,-0.893</text:p>
      <text:p text:style-name="P1">13,3.5,3.092,-0.408</text:p>
      <text:p text:style-name="P1">14,0,1.877,1.877</text:p>
      <text:p text:style-name="P1">15,1.6,1.66,0.06</text:p>
      <text:p text:style-name="P1">16,3,2.786,-0.214</text:p>
      <text:p text:style-name="P1">17,0.333,1.71,1.377</text:p>
      <text:p text:style-name="P1">18,2.167,1.897,-0.269</text:p>
      <text:p text:style-name="P1">19,2,1.83,-0.17</text:p>
      <text:p text:style-name="P1">20,3.167,1.8,-1.366</text:p>
      <text:p text:style-name="P1">21,1.4,1.912,0.512</text:p>
      <text:p text:style-name="P1">22,2,1.899,-0.101</text:p>
      <text:p text:style-name="P1">23,1.833,2.399,0.566</text:p>
      <text:p text:style-name="P1">24,2,1.864,-0.136</text:p>
      <text:p text:style-name="P1">25,1.75,1.536,-0.214</text:p>
      <text:p text:style-name="P1">26,1.5,1.445,-0.055</text:p>
      <text:p text:style-name="P1">27,1.5,2.233,0.733</text:p>
      <text:p text:style-name="P1">28,0.833,1.606,0.773</text:p>
      <text:p text:style-name="P1">29,2,1.513,-0.487</text:p>
      <text:p text:style-name="P1">30,1.333,2.702,1.369</text:p>
      <text:p text:style-name="P1">31,1,1.802,0.802</text:p>
      <text:p text:style-name="P1">32,0.667,1.715,1.048</text:p>
      <text:p text:style-name="P1">33,3.5,2.715,-0.785</text:p>
      <text:p text:style-name="P1">34,3.167,2.591,-0.575</text:p>
      <text:p text:style-name="P1">35,3.25,2.551,-0.699</text:p>
      <text:p text:style-name="P1">36,1.4,2.417,1.017</text:p>
      <text:p text:style-name="P1">37,3.667,2.569,-1.098</text:p>
      <text:p text:style-name="P1"><text:soft-page-break/>38,0.667,1.142,0.475</text:p>
      <text:p text:style-name="P1">39,2,1.657,-0.343</text:p>
      <text:p text:style-name="P1">40,0,1.244,1.244</text:p>
      <text:p text:style-name="P1">41,0,1.589,1.589</text:p>
      <text:p text:style-name="P1">42,2.6,3.04,0.44</text:p>
      <text:p text:style-name="P1">43,0,1.035,1.035</text:p>
      <text:p text:style-name="P1">44,3,2.726,-0.274</text:p>
      <text:p text:style-name="P1">45,3.667,1.908,-1.758</text:p>
      <text:p text:style-name="P1">46,1.833,2.535,0.702</text:p>
      <text:p text:style-name="P1">47,2,2.113,0.113</text:p>
      <text:p text:style-name="P1">48,1.2,2.049,0.849</text:p>
      <text:p text:style-name="P1">49,4.8,2.718,-2.082</text:p>
      <text:p text:style-name="P1">50,2,1.922,-0.078</text:p>
      <text:p text:style-name="P1">51,0.8,1.645,0.845</text:p>
      <text:p text:style-name="P1">52,2.2,2.32,0.12</text:p>
      <text:p text:style-name="P1">53,1,2.172,1.172</text:p>
      <text:p text:style-name="P1">54,0.167,1.553,1.387</text:p>
      <text:p text:style-name="P1">55,0.2,1,0.8</text:p>
      <text:p text:style-name="P1">56,2.167,1.828,-0.339</text:p>
      <text:p text:style-name="P1">57,1.167,1.993,0.827</text:p>
      <text:p text:style-name="P1">58,1,1.718,0.718</text:p>
      <text:p text:style-name="P1">59,1,1.264,0.264</text:p>
      <text:p text:style-name="P1">60,0.667,1.467,0.8</text:p>
      <text:p text:style-name="P1">61,2.6,2.129,-0.471</text:p>
      <text:p text:style-name="P1">62,1.6,1.936,0.336</text:p>
      <text:p text:style-name="P1">63,1,1.665,0.665</text:p>
      <text:p text:style-name="P1">64,1,1.662,0.662</text:p>
      <text:p text:style-name="P1">65,0.5,1.001,0.501</text:p>
      <text:p text:style-name="P1">66,1,2.426,1.426</text:p>
      <text:p text:style-name="P1">67,3.6,2.185,-1.415</text:p>
      <text:p text:style-name="P1">68,3,2.177,-0.823</text:p>
      <text:p text:style-name="P1">69,1.5,2.007,0.507</text:p>
      <text:p text:style-name="P1">70,0.167,1.52,1.353</text:p>
      <text:p text:style-name="P1">71,1.4,1.654,0.254</text:p>
      <text:p text:style-name="P1">72,0.5,1.757,1.257</text:p>
      <text:p text:style-name="P1">73,1.6,1.896,0.296</text:p>
      <text:p text:style-name="P1">74,0.333,1.196,0.863</text:p>
      <text:p text:style-name="P1">75,2.667,1.759,-0.908</text:p>
      <text:p text:style-name="P1">76,2.333,1.657,-0.677</text:p>
      <text:p text:style-name="P1">77,0.333,1.846,1.513</text:p>
      <text:p text:style-name="P1">78,3,1.718,-1.282</text:p>
      <text:p text:style-name="P1">79,4.2,1.341,-2.859</text:p>
      <text:p text:style-name="P1">80,3.2,3.249,0.049</text:p>
      <text:p text:style-name="P1">81,4.4,2.606,-1.794</text:p>
      <text:p text:style-name="P1">82,2.333,2.418,0.085</text:p>
      <text:p text:style-name="P1">83,3.6,1.688,-1.912</text:p>
      <text:p text:style-name="P1">84,2.833,2.334,-0.5</text:p>
      <text:p text:style-name="P1">85,2.5,1.909,-0.591</text:p>
      <text:p text:style-name="P1">86,1.2,1.786,0.586</text:p>
      <text:p text:style-name="P1">87,0.2,1.024,0.824</text:p>
      <text:p text:style-name="P1">88,0.833,1.8,0.967</text:p>
      <text:p text:style-name="P1">89,1.167,1.695,0.528</text:p>
      <text:p text:style-name="P1">90,3.333,1.83,-1.503</text:p>
      <text:p text:style-name="P1">91,3.4,2.051,-1.349</text:p>
      <text:p text:style-name="P1">92,1.6,1.278,-0.322</text:p>
      <text:p text:style-name="P1">93,2,1.305,-0.695</text:p>
      <text:p text:style-name="P1">94,2.8,2.28,-0.52</text:p>
      <text:p text:style-name="P1">95,1.8,1.997,0.197</text:p>
      <text:p text:style-name="P1">96,0,1.946,1.946</text:p>
      <text:p text:style-name="P1">97,0,1.359,1.359</text:p>
      <text:p text:style-name="P1">98,1.2,2.495,1.295</text:p>
      <text:p text:style-name="P1">99,1.667,2.429,0.762</text:p>
      <text:p text:style-name="P1">100,1.667,1.464,-0.202</text:p>
      <text:p text:style-name="P1">1,0,1.496,1.496</text:p>
      <text:p text:style-name="P1">2,3,2.178,-0.822</text:p>
      <text:p text:style-name="P1">3,1.833,1.967,0.133</text:p>
      <text:p text:style-name="P1">4,1.667,1.549,-0.118</text:p>
      <text:p text:style-name="P1">5,1.6,1.794,0.194</text:p>
      <text:p text:style-name="P1">6,0.8,1.33,0.53</text:p>
      <text:p text:style-name="P1">7,2.8,1.434,-1.366</text:p>
      <text:p text:style-name="P1">8,2,1.872,-0.128</text:p>
      <text:p text:style-name="P1">9,1.4,1.393,-0.007</text:p>
      <text:p text:style-name="P1">10,2.833,4.103,1.269</text:p>
      <text:p text:style-name="P1">11,3.5,3.08,-0.42</text:p>
      <text:p text:style-name="P1">12,1.833,1.928,0.095</text:p>
      <text:p text:style-name="P1">13,2.75,2.176,-0.574</text:p>
      <text:p text:style-name="P1"><text:soft-page-break/>14,1.4,2.281,0.881</text:p>
      <text:p text:style-name="P1">15,3.6,3.322,-0.278</text:p>
      <text:p text:style-name="P1">16,1.25,1.908,0.658</text:p>
      <text:p text:style-name="P1">17,1.8,1.763,-0.037</text:p>
      <text:p text:style-name="P1">18,3,2.339,-0.661</text:p>
      <text:p text:style-name="P1">19,2.75,2.438,-0.312</text:p>
      <text:p text:style-name="P1">20,2.8,1.441,-1.359</text:p>
      <text:p text:style-name="P1">21,3.2,2.613,-0.587</text:p>
      <text:p text:style-name="P1">22,0.6,1.303,0.703</text:p>
      <text:p text:style-name="P1">23,2.6,1.551,-1.049</text:p>
      <text:p text:style-name="P1">24,0.75,1.991,1.241</text:p>
      <text:p text:style-name="P1">25,2.8,1.972,-0.828</text:p>
      <text:p text:style-name="P1">26,1.5,1.428,-0.072</text:p>
      <text:p text:style-name="P1">27,1,2.519,1.519</text:p>
      <text:p text:style-name="P1">28,1.5,1.357,-0.143</text:p>
      <text:p text:style-name="P1">29,0.6,2.946,2.346</text:p>
      <text:p text:style-name="P1">30,1,0.718,-0.282</text:p>
      <text:p text:style-name="P1">31,1,2.354,1.354</text:p>
      <text:p text:style-name="P1">32,3.2,2.406,-0.794</text:p>
      <text:p text:style-name="P1">33,0,1.243,1.243</text:p>
      <text:p text:style-name="P1">34,1.4,2.036,0.636</text:p>
      <text:p text:style-name="P1">35,3.8,3.397,-0.403</text:p>
      <text:p text:style-name="P1">36,2.833,2.168,-0.666</text:p>
      <text:p text:style-name="P1">37,1.2,1.916,0.716</text:p>
      <text:p text:style-name="P1">38,1.2,2.294,1.094</text:p>
      <text:p text:style-name="P1">39,2.6,0.781,-1.819</text:p>
      <text:p text:style-name="P1">40,2.8,3.879,1.079</text:p>
      <text:p text:style-name="P1">41,2.4,1.725,-0.675</text:p>
      <text:p text:style-name="P1">42,0.8,1.746,0.946</text:p>
      <text:p text:style-name="P1">43,0.5,1.64,1.14</text:p>
      <text:p text:style-name="P1">44,1.5,2.124,0.624</text:p>
      <text:p text:style-name="P1">45,2.8,1.64,-1.16</text:p>
      <text:p text:style-name="P1">46,2,1.23,-0.77</text:p>
      <text:p text:style-name="P1">47,1.667,2.21,0.543</text:p>
      <text:p text:style-name="P1">48,3.333,2.963,-0.37</text:p>
      <text:p text:style-name="P1">49,0.6,1.996,1.396</text:p>
      <text:p text:style-name="P1">50,0,2.132,2.132</text:p>
      <text:p text:style-name="P1">51,4.167,1.085,-3.081</text:p>
      <text:p text:style-name="P1">52,0,1.693,1.693</text:p>
      <text:p text:style-name="P1">53,4.5,1.769,-2.731</text:p>
      <text:p text:style-name="P1">54,0.8,1.694,0.894</text:p>
      <text:p text:style-name="P1">55,0.8,1.888,1.088</text:p>
      <text:p text:style-name="P1">56,0.833,2.231,1.398</text:p>
      <text:p text:style-name="P1">57,2.333,1.123,-1.211</text:p>
      <text:p text:style-name="P1">58,2,1.634,-0.366</text:p>
      <text:p text:style-name="P1">59,2,2.188,0.188</text:p>
      <text:p text:style-name="P1">60,3.5,1.865,-1.635</text:p>
      <text:p text:style-name="P1">61,2,2.832,0.832</text:p>
      <text:p text:style-name="P1">62,2.8,2.349,-0.451</text:p>
      <text:p text:style-name="P1">63,2,2.784,0.784</text:p>
      <text:p text:style-name="P1">64,1.8,1.665,-0.135</text:p>
      <text:p text:style-name="P1">65,2.333,1.795,-0.538</text:p>
      <text:p text:style-name="P1">66,2,1.654,-0.346</text:p>
      <text:p text:style-name="P1">67,4.714,2.725,-1.99</text:p>
      <text:p text:style-name="P1">68,0,1.941,1.941</text:p>
      <text:p text:style-name="P1">69,3,2.812,-0.188</text:p>
      <text:p text:style-name="P1">70,0.6,1.536,0.936</text:p>
      <text:p text:style-name="P1">71,0.667,2.242,1.576</text:p>
      <text:p text:style-name="P1">72,2.5,1.292,-1.208</text:p>
      <text:p text:style-name="P1">73,2.75,2.468,-0.282</text:p>
      <text:p text:style-name="P1">74,1.5,2.276,0.776</text:p>
      <text:p text:style-name="P1">75,1,2.501,1.501</text:p>
      <text:p text:style-name="P1">76,1,1.576,0.576</text:p>
      <text:p text:style-name="P1">77,2.6,2.586,-0.014</text:p>
      <text:p text:style-name="P1">78,1.25,1.377,0.127</text:p>
      <text:p text:style-name="P1">79,1,2.246,1.246</text:p>
      <text:p text:style-name="P1">80,0.4,1.948,1.548</text:p>
      <text:p text:style-name="P1">81,2,1.817,-0.183</text:p>
      <text:p text:style-name="P1">82,4.333,1.41,-2.923</text:p>
      <text:p text:style-name="P1">83,1.6,1.328,-0.272</text:p>
      <text:p text:style-name="P1">84,4.2,2.129,-2.071</text:p>
      <text:p text:style-name="P1">85,0.2,1.101,0.901</text:p>
      <text:p text:style-name="P1">86,1.6,1.398,-0.202</text:p>
      <text:p text:style-name="P1">87,0.167,1.925,1.758</text:p>
      <text:p text:style-name="P1">88,0.667,0.907,0.24</text:p>
      <text:p text:style-name="P1">89,3.6,3.448,-0.152</text:p>
      <text:p text:style-name="P1"><text:soft-page-break/>90,3,2.555,-0.445</text:p>
      <text:p text:style-name="P1">91,4.6,2.786,-1.814</text:p>
      <text:p text:style-name="P1">92,2.8,2.167,-0.633</text:p>
      <text:p text:style-name="P1">93,1.5,2.371,0.871</text:p>
      <text:p text:style-name="P1">94,3,2.31,-0.69</text:p>
      <text:p text:style-name="P1">95,2.167,2.49,0.323</text:p>
      <text:p text:style-name="P1">96,1,1.497,0.497</text:p>
      <text:p text:style-name="P1">97,3.8,2.592,-1.208</text:p>
      <text:p text:style-name="P1">98,1.429,1.39,-0.038</text:p>
      <text:p text:style-name="P1">99,1.8,1.437,-0.363</text:p>
      <text:p text:style-name="P1">100,4.2,6.75,2.55</text:p>
      <text:p text:style-name="P1">1,1.75,1.711,-0.039</text:p>
      <text:p text:style-name="P1">2,2,1.849,-0.151</text:p>
      <text:p text:style-name="P1">3,1,1.329,0.329</text:p>
      <text:p text:style-name="P1">4,2,1.981,-0.019</text:p>
      <text:p text:style-name="P1">5,1.8,2.522,0.722</text:p>
      <text:p text:style-name="P1">6,2.833,2.262,-0.572</text:p>
      <text:p text:style-name="P1">7,0,1.402,1.402</text:p>
      <text:p text:style-name="P1">8,1.4,2.98,1.58</text:p>
      <text:p text:style-name="P1">9,0.6,0.987,0.387</text:p>
      <text:p text:style-name="P1">10,3.2,2.608,-0.592</text:p>
      <text:p text:style-name="P1">11,4.333,1.774,-2.559</text:p>
      <text:p text:style-name="P1">12,4.2,2.149,-2.051</text:p>
      <text:p text:style-name="P1">13,5,4.12,-0.88</text:p>
      <text:p text:style-name="P1">14,2,1.406,-0.594</text:p>
      <text:p text:style-name="P1">15,3.167,1.488,-1.679</text:p>
      <text:p text:style-name="P1">16,2,2.481,0.481</text:p>
      <text:p text:style-name="P1">17,2.5,1.915,-0.585</text:p>
      <text:p text:style-name="P1">18,3.2,2.1,-1.1</text:p>
      <text:p text:style-name="P1">19,2.4,1.71,-0.69</text:p>
      <text:p text:style-name="P1">20,1.333,1.057,-0.276</text:p>
      <text:p text:style-name="P1">21,4.6,2.26,-2.34</text:p>
      <text:p text:style-name="P1">22,3,2.759,-0.241</text:p>
      <text:p text:style-name="P1">23,1.8,1.96,0.16</text:p>
      <text:p text:style-name="P1">24,1.6,2.462,0.862</text:p>
      <text:p text:style-name="P1">25,2.4,1.774,-0.626</text:p>
      <text:p text:style-name="P1">26,4.4,2.046,-2.354</text:p>
      <text:p text:style-name="P1">27,3.4,1.827,-1.573</text:p>
      <text:p text:style-name="P1">28,1.4,1.922,0.522</text:p>
      <text:p text:style-name="P1">29,2.2,1.959,-0.241</text:p>
      <text:p text:style-name="P1">30,1.6,1.966,0.366</text:p>
      <text:p text:style-name="P1">31,1.6,2.213,0.613</text:p>
      <text:p text:style-name="P1">32,1.8,2.044,0.244</text:p>
      <text:p text:style-name="P1">33,0.6,1.506,0.906</text:p>
      <text:p text:style-name="P1">34,1,1.69,0.69</text:p>
      <text:p text:style-name="P1">35,4,2.421,-1.579</text:p>
      <text:p text:style-name="P1">36,1.167,1.795,0.628</text:p>
      <text:p text:style-name="P1">37,2.25,2.398,0.148</text:p>
      <text:p text:style-name="P1">38,3.4,1.953,-1.447</text:p>
      <text:p text:style-name="P1">39,1.167,1.637,0.47</text:p>
      <text:p text:style-name="P1">40,3.75,1.848,-1.902</text:p>
      <text:p text:style-name="P1">41,4.667,1.57,-3.097</text:p>
      <text:p text:style-name="P1">42,0,1.347,1.347</text:p>
      <text:p text:style-name="P1">43,1.4,1.954,0.554</text:p>
      <text:p text:style-name="P1">44,3.4,2.665,-0.735</text:p>
      <text:p text:style-name="P1">45,4,2.575,-1.425</text:p>
      <text:p text:style-name="P1">46,1.5,1.649,0.149</text:p>
      <text:p text:style-name="P1">47,4.2,1.249,-2.951</text:p>
      <text:p text:style-name="P1">48,3.167,1.762,-1.405</text:p>
      <text:p text:style-name="P1">49,2.5,1.753,-0.747</text:p>
      <text:p text:style-name="P1">50,2,2.573,0.573</text:p>
      <text:p text:style-name="P1">51,3.2,1.846,-1.354</text:p>
      <text:p text:style-name="P1">52,2.2,1.505,-0.695</text:p>
      <text:p text:style-name="P1">53,1.167,1.89,0.724</text:p>
      <text:p text:style-name="P1">54,2,1.776,-0.224</text:p>
      <text:p text:style-name="P1">55,1.2,1.425,0.225</text:p>
      <text:p text:style-name="P1">56,4.4,2.281,-2.119</text:p>
      <text:p text:style-name="P1">57,2,1.966,-0.034</text:p>
      <text:p text:style-name="P1">58,0.75,1.375,0.625</text:p>
      <text:p text:style-name="P1">59,2.5,2.623,0.123</text:p>
      <text:p text:style-name="P1">60,2,3.125,1.125</text:p>
      <text:p text:style-name="P1">61,0.167,2.103,1.936</text:p>
      <text:p text:style-name="P1">62,1.167,1.535,0.369</text:p>
      <text:p text:style-name="P1">63,0,1.671,1.671</text:p>
      <text:p text:style-name="P1">64,4.167,2.616,-1.55</text:p>
      <text:p text:style-name="P1">65,2.667,2.084,-0.583</text:p>
      <text:p text:style-name="P1"><text:soft-page-break/>66,2,2.026,0.026</text:p>
      <text:p text:style-name="P1">67,2,2.42,0.42</text:p>
      <text:p text:style-name="P1">68,1,1.789,0.789</text:p>
      <text:p text:style-name="P1">69,3.8,2.165,-1.635</text:p>
      <text:p text:style-name="P1">70,2.2,1.751,-0.449</text:p>
      <text:p text:style-name="P1">71,3,2.047,-0.953</text:p>
      <text:p text:style-name="P1">72,4.2,2.015,-2.185</text:p>
      <text:p text:style-name="P1">73,2.833,2.488,-0.345</text:p>
      <text:p text:style-name="P1">74,3.833,1.884,-1.95</text:p>
      <text:p text:style-name="P1">75,1.8,1.836,0.036</text:p>
      <text:p text:style-name="P1">76,0.8,1.485,0.685</text:p>
      <text:p text:style-name="P1">77,1.333,1.732,0.399</text:p>
      <text:p text:style-name="P1">78,0.5,1.787,1.287</text:p>
      <text:p text:style-name="P1">79,2.833,2.541,-0.293</text:p>
      <text:p text:style-name="P1">80,2,1.417,-0.583</text:p>
      <text:p text:style-name="P1">81,2,1.918,-0.082</text:p>
      <text:p text:style-name="P1">82,3,2.084,-0.916</text:p>
      <text:p text:style-name="P1">83,4.2,2.494,-1.706</text:p>
      <text:p text:style-name="P1">84,0,1.169,1.169</text:p>
      <text:p text:style-name="P1">85,0.167,1.893,1.726</text:p>
      <text:p text:style-name="P1">86,0.25,1.046,0.796</text:p>
      <text:p text:style-name="P1">87,1.8,1.658,-0.142</text:p>
      <text:p text:style-name="P1">88,0.5,1.808,1.308</text:p>
      <text:p text:style-name="P1">89,2.667,2.42,-0.247</text:p>
      <text:p text:style-name="P1">90,0.833,1.491,0.657</text:p>
      <text:p text:style-name="P1">91,3,2.509,-0.491</text:p>
      <text:p text:style-name="P1">92,1.4,2.482,1.082</text:p>
      <text:p text:style-name="P1">93,2.333,1.556,-0.777</text:p>
      <text:p text:style-name="P1">94,1.5,1.904,0.404</text:p>
      <text:p text:style-name="P1">95,3.667,1.941,-1.726</text:p>
      <text:p text:style-name="P1">96,0,1.325,1.325</text:p>
      <text:p text:style-name="P1">97,1.2,2.044,0.844</text:p>
      <text:p text:style-name="P1">98,3,2.697,-0.303</text:p>
      <text:p text:style-name="P1">99,4.2,1.905,-2.295</text:p>
      <text:p text:style-name="P1">100,0.6,2.281,1.681</text:p>
      <text:p text:style-name="P1">1,4,2.01,-1.99</text:p>
      <text:p text:style-name="P1">2,2.6,1.563,-1.037</text:p>
      <text:p text:style-name="P1">3,1.4,1.595,0.195</text:p>
      <text:p text:style-name="P1">4,1.333,2.672,1.338</text:p>
      <text:p text:style-name="P1">5,1.8,2.14,0.34</text:p>
      <text:p text:style-name="P1">6,2.833,1.864,-0.969</text:p>
      <text:p text:style-name="P1">7,2.2,2.012,-0.188</text:p>
      <text:p text:style-name="P1">8,2.5,2.147,-0.353</text:p>
      <text:p text:style-name="P1">9,0.167,1.78,1.614</text:p>
      <text:p text:style-name="P1">10,0.167,1.395,1.229</text:p>
      <text:p text:style-name="P1">11,1.5,1.892,0.392</text:p>
      <text:p text:style-name="P1">12,1.2,2.036,0.836</text:p>
      <text:p text:style-name="P1">13,1.667,1.844,0.177</text:p>
      <text:p text:style-name="P1">14,0.6,1.873,1.273</text:p>
      <text:p text:style-name="P1">15,1.4,1.764,0.364</text:p>
      <text:p text:style-name="P1">16,2.2,1.844,-0.356</text:p>
      <text:p text:style-name="P1">17,4,2.311,-1.689</text:p>
      <text:p text:style-name="P1">18,0.667,1.384,0.717</text:p>
      <text:p text:style-name="P1">19,1.333,1.877,0.544</text:p>
      <text:p text:style-name="P1">20,4.167,2.839,-1.328</text:p>
      <text:p text:style-name="P1">21,0.6,1.582,0.982</text:p>
      <text:p text:style-name="P1">22,0.667,1.396,0.729</text:p>
      <text:p text:style-name="P1">23,1.667,1.958,0.291</text:p>
      <text:p text:style-name="P1">24,3,2.273,-0.727</text:p>
      <text:p text:style-name="P1">25,0.667,1.317,0.65</text:p>
      <text:p text:style-name="P1">26,1,1.796,0.796</text:p>
      <text:p text:style-name="P1">27,1.167,1.719,0.553</text:p>
      <text:p text:style-name="P1">28,3.333,2.359,-0.974</text:p>
      <text:p text:style-name="P1">29,3.333,2.971,-0.362</text:p>
      <text:p text:style-name="P1">30,1,1.961,0.961</text:p>
      <text:p text:style-name="P1">31,3.167,2.296,-0.87</text:p>
      <text:p text:style-name="P1">32,1.6,1.957,0.357</text:p>
      <text:p text:style-name="P1">33,3.25,2.255,-0.995</text:p>
      <text:p text:style-name="P1">34,2,1.682,-0.318</text:p>
      <text:p text:style-name="P1">35,1.8,1.84,0.04</text:p>
      <text:p text:style-name="P1">36,1.25,1.506,0.256</text:p>
      <text:p text:style-name="P1">37,0.667,1.314,0.647</text:p>
      <text:p text:style-name="P1">38,0.4,2.082,1.682</text:p>
      <text:p text:style-name="P1">39,1.6,1.63,0.03</text:p>
      <text:p text:style-name="P1">40,1.2,2.1,0.9</text:p>
      <text:p text:style-name="P1">41,0.5,1.83,1.33</text:p>
      <text:p text:style-name="P1"><text:soft-page-break/>42,2.833,2.455,-0.378</text:p>
      <text:p text:style-name="P1">43,1.25,2.113,0.863</text:p>
      <text:p text:style-name="P1">44,0.4,2.186,1.786</text:p>
      <text:p text:style-name="P1">45,4.6,2.734,-1.866</text:p>
      <text:p text:style-name="P1">46,3.667,2.558,-1.109</text:p>
      <text:p text:style-name="P1">47,0.2,1.555,1.355</text:p>
      <text:p text:style-name="P1">48,4.5,2.452,-2.048</text:p>
      <text:p text:style-name="P1">49,1.333,1.431,0.097</text:p>
      <text:p text:style-name="P1">50,0.4,1.93,1.53</text:p>
      <text:p text:style-name="P1">51,4.429,2.166,-2.263</text:p>
      <text:p text:style-name="P1">52,2.667,2.028,-0.639</text:p>
      <text:p text:style-name="P1">53,1.6,2.047,0.447</text:p>
      <text:p text:style-name="P1">54,1,1.824,0.824</text:p>
      <text:p text:style-name="P1">55,1,1.898,0.898</text:p>
      <text:p text:style-name="P1">56,2.5,1.945,-0.555</text:p>
      <text:p text:style-name="P1">57,0.2,1.823,1.623</text:p>
      <text:p text:style-name="P1">58,2,1.569,-0.431</text:p>
      <text:p text:style-name="P1">59,1.333,2.017,0.684</text:p>
      <text:p text:style-name="P1">60,2.5,2.592,0.092</text:p>
      <text:p text:style-name="P1">61,3.333,2.248,-1.086</text:p>
      <text:p text:style-name="P1">62,2,1.924,-0.076</text:p>
      <text:p text:style-name="P1">63,2.6,1.748,-0.852</text:p>
      <text:p text:style-name="P1">64,2.4,2.13,-0.27</text:p>
      <text:p text:style-name="P1">65,0.4,1.579,1.179</text:p>
      <text:p text:style-name="P1">66,0.167,1.293,1.126</text:p>
      <text:p text:style-name="P1">67,1.6,2.215,0.615</text:p>
      <text:p text:style-name="P1">68,1.714,2.144,0.429</text:p>
      <text:p text:style-name="P1">69,2.25,2.446,0.196</text:p>
      <text:p text:style-name="P1">70,2,2.382,0.382</text:p>
      <text:p text:style-name="P1">71,1.25,2.895,1.645</text:p>
      <text:p text:style-name="P1">72,0,1.399,1.399</text:p>
      <text:p text:style-name="P1">73,1,1.589,0.589</text:p>
      <text:p text:style-name="P1">74,1,2.113,1.113</text:p>
      <text:p text:style-name="P1">75,2.4,2.295,-0.105</text:p>
      <text:p text:style-name="P1">76,1,1.551,0.551</text:p>
      <text:p text:style-name="P1">77,4.2,1.806,-2.394</text:p>
      <text:p text:style-name="P1">78,0,1.58,1.58</text:p>
      <text:p text:style-name="P1">79,2,2.553,0.553</text:p>
      <text:p text:style-name="P1">80,1.5,1.69,0.19</text:p>
      <text:p text:style-name="P1">81,3,2.787,-0.213</text:p>
      <text:p text:style-name="P1">82,0.6,1.693,1.093</text:p>
      <text:p text:style-name="P1">83,3.667,2.013,-1.654</text:p>
      <text:p text:style-name="P1">84,2.8,1.608,-1.192</text:p>
      <text:p text:style-name="P1">85,1,2.31,1.31</text:p>
      <text:p text:style-name="P1">86,0.333,1.691,1.358</text:p>
      <text:p text:style-name="P1">87,4.5,2.151,-2.349</text:p>
      <text:p text:style-name="P1">88,3,2.376,-0.624</text:p>
      <text:p text:style-name="P1">89,1.167,2.39,1.224</text:p>
      <text:p text:style-name="P1">90,1.4,2.049,0.649</text:p>
      <text:p text:style-name="P1">91,1.2,0.965,-0.235</text:p>
      <text:p text:style-name="P1">92,0.286,1.818,1.532</text:p>
      <text:p text:style-name="P1">93,2.4,1.88,-0.52</text:p>
      <text:p text:style-name="P1">94,2.2,1.49,-0.71</text:p>
      <text:p text:style-name="P1">95,1.2,1.917,0.717</text:p>
      <text:p text:style-name="P1">96,0.2,1.199,0.999</text:p>
      <text:p text:style-name="P1">97,1.6,2.271,0.671</text:p>
      <text:p text:style-name="P1">98,1.75,2.032,0.282</text:p>
      <text:p text:style-name="P1">99,0.833,1.755,0.922</text:p>
      <text:p text:style-name="P1">100,2.25,1.34,-0.91</text:p>
      <text:p text:style-name="P1">1,1.5,2.693,1.193</text:p>
      <text:p text:style-name="P1">2,5,2.084,-2.916</text:p>
      <text:p text:style-name="P1">3,1.833,1.473,-0.36</text:p>
      <text:p text:style-name="P1">4,3,3.234,0.234</text:p>
      <text:p text:style-name="P1">5,2.667,3.197,0.53</text:p>
      <text:p text:style-name="P1">6,1,2.082,1.082</text:p>
      <text:p text:style-name="P1">7,1.833,2.195,0.362</text:p>
      <text:p text:style-name="P1">8,2.6,1.755,-0.845</text:p>
      <text:p text:style-name="P1">9,3,1.75,-1.25</text:p>
      <text:p text:style-name="P1">10,2.8,2.248,-0.552</text:p>
      <text:p text:style-name="P1">11,1.75,2.708,0.958</text:p>
      <text:p text:style-name="P1">12,4.5,4.417,-0.083</text:p>
      <text:p text:style-name="P1">13,3.4,2.12,-1.28</text:p>
      <text:p text:style-name="P1">14,2.2,2.022,-0.178</text:p>
      <text:p text:style-name="P1">15,4.333,2.116,-2.218</text:p>
      <text:p text:style-name="P1">16,2.75,1.349,-1.401</text:p>
      <text:p text:style-name="P1">17,1.8,2.014,0.214</text:p>
      <text:p text:style-name="P1"><text:soft-page-break/>18,3,1.682,-1.318</text:p>
      <text:p text:style-name="P1">19,0.2,1.481,1.281</text:p>
      <text:p text:style-name="P1">20,3.5,1.557,-1.943</text:p>
      <text:p text:style-name="P1">21,1.333,1.632,0.298</text:p>
      <text:p text:style-name="P1">22,2.6,1.611,-0.989</text:p>
      <text:p text:style-name="P1">23,3,2.071,-0.929</text:p>
      <text:p text:style-name="P1">24,3.75,2.146,-1.604</text:p>
      <text:p text:style-name="P1">25,3.6,1.677,-1.923</text:p>
      <text:p text:style-name="P1">26,4,1.36,-2.64</text:p>
      <text:p text:style-name="P1">27,1.667,2.347,0.68</text:p>
      <text:p text:style-name="P1">28,3.333,2.2,-1.133</text:p>
      <text:p text:style-name="P1">29,3.6,2.13,-1.47</text:p>
      <text:p text:style-name="P1">30,0.6,1.638,1.038</text:p>
      <text:p text:style-name="P1">31,2.6,1.4,-1.2</text:p>
      <text:p text:style-name="P1">32,3.167,1.644,-1.522</text:p>
      <text:p text:style-name="P1">33,3.833,1.958,-1.876</text:p>
      <text:p text:style-name="P1">34,2.8,1.827,-0.973</text:p>
      <text:p text:style-name="P1">35,1.2,0.99,-0.21</text:p>
      <text:p text:style-name="P1">36,0.6,2.053,1.453</text:p>
      <text:p text:style-name="P1">37,1.4,1.5,0.1</text:p>
      <text:p text:style-name="P1">38,2.25,1.421,-0.829</text:p>
      <text:p text:style-name="P1">39,0.333,1.808,1.475</text:p>
      <text:p text:style-name="P1">40,3.167,2.167,-1</text:p>
      <text:p text:style-name="P1">41,1.667,1.778,0.112</text:p>
      <text:p text:style-name="P1">42,2.8,2.328,-0.472</text:p>
      <text:p text:style-name="P1">43,4.6,3.012,-1.588</text:p>
      <text:p text:style-name="P1">44,2,1.638,-0.362</text:p>
      <text:p text:style-name="P1">45,1,2.096,1.096</text:p>
      <text:p text:style-name="P1">46,1,1.865,0.865</text:p>
      <text:p text:style-name="P1">47,1.75,1.284,-0.466</text:p>
      <text:p text:style-name="P1">48,1.8,1.864,0.064</text:p>
      <text:p text:style-name="P1">49,2.25,1.257,-0.993</text:p>
      <text:p text:style-name="P1">50,0.4,1.345,0.945</text:p>
      <text:p text:style-name="P1">51,0.75,1.778,1.028</text:p>
      <text:p text:style-name="P1">52,2.8,2.659,-0.141</text:p>
      <text:p text:style-name="P1">53,1.75,1.278,-0.472</text:p>
      <text:p text:style-name="P1">54,1.167,1.599,0.433</text:p>
      <text:p text:style-name="P1">55,3.333,1.88,-1.453</text:p>
      <text:p text:style-name="P1">56,2,2.326,0.326</text:p>
      <text:p text:style-name="P1">57,2.167,1.574,-0.593</text:p>
      <text:p text:style-name="P1">58,0,1.027,1.027</text:p>
      <text:p text:style-name="P1">59,1.167,2.295,1.128</text:p>
      <text:p text:style-name="P1">60,0.2,1.32,1.12</text:p>
      <text:p text:style-name="P1">61,3,2.309,-0.691</text:p>
      <text:p text:style-name="P1">62,2.833,1.506,-1.328</text:p>
      <text:p text:style-name="P1">63,3.4,3.104,-0.296</text:p>
      <text:p text:style-name="P1">64,0,1.04,1.04</text:p>
      <text:p text:style-name="P1">65,0.4,1.488,1.088</text:p>
      <text:p text:style-name="P1">66,0.8,1.63,0.83</text:p>
      <text:p text:style-name="P1">67,2.5,3.097,0.597</text:p>
      <text:p text:style-name="P1">68,2.25,1.855,-0.395</text:p>
      <text:p text:style-name="P1">69,3.8,3.384,-0.416</text:p>
      <text:p text:style-name="P1">70,2.6,1.689,-0.911</text:p>
      <text:p text:style-name="P1">71,1.5,2.112,0.612</text:p>
      <text:p text:style-name="P1">72,1,1.8,0.8</text:p>
      <text:p text:style-name="P1">73,3.833,2.488,-1.346</text:p>
      <text:p text:style-name="P1">74,2.2,2.492,0.292</text:p>
      <text:p text:style-name="P1">75,1,2.573,1.573</text:p>
      <text:p text:style-name="P1">76,0.333,1.739,1.405</text:p>
      <text:p text:style-name="P1">77,3.4,3.11,-0.29</text:p>
      <text:p text:style-name="P1">78,3,1.621,-1.379</text:p>
      <text:p text:style-name="P1">79,1.4,2.633,1.233</text:p>
      <text:p text:style-name="P1">80,1.75,0.99,-0.76</text:p>
      <text:p text:style-name="P1">81,1.75,1.912,0.162</text:p>
      <text:p text:style-name="P1">82,0.8,1.512,0.712</text:p>
      <text:p text:style-name="P1">83,2.2,1.536,-0.664</text:p>
      <text:p text:style-name="P1">84,2,2.099,0.099</text:p>
      <text:p text:style-name="P1">85,2,2.519,0.519</text:p>
      <text:p text:style-name="P1">86,2.4,1.912,-0.488</text:p>
      <text:p text:style-name="P1">87,0,1.937,1.937</text:p>
      <text:p text:style-name="P1">88,2.5,1.247,-1.253</text:p>
      <text:p text:style-name="P1">89,1.75,1.275,-0.475</text:p>
      <text:p text:style-name="P1">90,2.8,2.429,-0.371</text:p>
      <text:p text:style-name="P1">91,0,1.192,1.192</text:p>
      <text:p text:style-name="P1">92,1.5,1.83,0.33</text:p>
      <text:p text:style-name="P1">93,1.8,1.671,-0.129</text:p>
      <text:p text:style-name="P1"><text:soft-page-break/>94,1,1.654,0.654</text:p>
      <text:p text:style-name="P1">95,1.667,1.586,-0.081</text:p>
      <text:p text:style-name="P1">96,1,2.823,1.823</text:p>
      <text:p text:style-name="P1">97,0.2,1.514,1.314</text:p>
      <text:p text:style-name="P1">98,1.6,2.157,0.557</text:p>
      <text:p text:style-name="P1">99,1.2,1.711,0.511</text:p>
      <text:p text:style-name="P1">100,2.8,2.206,-0.594</text:p>
      <text:p text:style-name="P1">1,3.5,2.255,-1.245</text:p>
      <text:p text:style-name="P1">2,1.333,1.997,0.664</text:p>
      <text:p text:style-name="P1">3,2.8,1.194,-1.606</text:p>
      <text:p text:style-name="P1">4,1.6,2.21,0.61</text:p>
      <text:p text:style-name="P1">5,1.4,1.836,0.436</text:p>
      <text:p text:style-name="P1">6,2.6,1.986,-0.614</text:p>
      <text:p text:style-name="P1">7,0.25,2.074,1.824</text:p>
      <text:p text:style-name="P1">8,0,1.611,1.611</text:p>
      <text:p text:style-name="P1">9,1.667,2.112,0.446</text:p>
      <text:p text:style-name="P1">10,0.333,0.943,0.61</text:p>
      <text:p text:style-name="P1">11,2,3.006,1.006</text:p>
      <text:p text:style-name="P1">12,2.75,2.178,-0.572</text:p>
      <text:p text:style-name="P1">13,2.2,2.442,0.242</text:p>
      <text:p text:style-name="P1">14,4.6,2.379,-2.221</text:p>
      <text:p text:style-name="P1">15,2.167,2.153,-0.014</text:p>
      <text:p text:style-name="P1">16,1.2,1.666,0.466</text:p>
      <text:p text:style-name="P1">17,1.6,1.719,0.119</text:p>
      <text:p text:style-name="P1">18,2.25,1.766,-0.484</text:p>
      <text:p text:style-name="P1">19,0.8,1.855,1.055</text:p>
      <text:p text:style-name="P1">20,0,1.833,1.833</text:p>
      <text:p text:style-name="P1">21,1.2,2.339,1.139</text:p>
      <text:p text:style-name="P1">22,2.8,2.339,-0.461</text:p>
      <text:p text:style-name="P1">23,3,2.142,-0.858</text:p>
      <text:p text:style-name="P1">24,4.8,2.806,-1.994</text:p>
      <text:p text:style-name="P1">25,1.833,1.571,-0.262</text:p>
      <text:p text:style-name="P1">26,0.333,1.846,1.513</text:p>
      <text:p text:style-name="P1">27,1.25,1.914,0.664</text:p>
      <text:p text:style-name="P1">28,1.6,1.555,-0.045</text:p>
      <text:p text:style-name="P1">29,1.2,2.305,1.105</text:p>
      <text:p text:style-name="P1">30,3.2,1.97,-1.23</text:p>
      <text:p text:style-name="P1">31,0.6,1.927,1.327</text:p>
      <text:p text:style-name="P1">32,2.8,2.186,-0.614</text:p>
      <text:p text:style-name="P1">33,2.4,1.17,-1.23</text:p>
      <text:p text:style-name="P1">34,1.4,1.629,0.229</text:p>
      <text:p text:style-name="P1">35,0.5,1.537,1.037</text:p>
      <text:p text:style-name="P1">36,3.4,2.514,-0.886</text:p>
      <text:p text:style-name="P1">37,0.2,1.261,1.061</text:p>
      <text:p text:style-name="P1">38,2.333,1.053,-1.28</text:p>
      <text:p text:style-name="P1">39,1.6,1.609,0.009</text:p>
      <text:p text:style-name="P1">40,2.8,1.811,-0.989</text:p>
      <text:p text:style-name="P1">41,0.6,1.8,1.2</text:p>
      <text:p text:style-name="P1">42,0.2,2.018,1.818</text:p>
      <text:p text:style-name="P1">43,3.333,1.422,-1.911</text:p>
      <text:p text:style-name="P1">44,1.667,2.636,0.97</text:p>
      <text:p text:style-name="P1">45,2.8,1.816,-0.984</text:p>
      <text:p text:style-name="P1">46,3.333,2.95,-0.383</text:p>
      <text:p text:style-name="P1">47,2.4,2.75,0.35</text:p>
      <text:p text:style-name="P1">48,0.5,1.639,1.139</text:p>
      <text:p text:style-name="P1">49,1.4,1.535,0.135</text:p>
      <text:p text:style-name="P1">50,1.2,2.455,1.255</text:p>
      <text:p text:style-name="P1">51,2.4,2.509,0.109</text:p>
      <text:p text:style-name="P1">52,4,2.544,-1.456</text:p>
      <text:p text:style-name="P1">53,2.167,2.013,-0.154</text:p>
      <text:p text:style-name="P1">54,1.5,1.431,-0.069</text:p>
      <text:p text:style-name="P1">55,2,1.454,-0.546</text:p>
      <text:p text:style-name="P1">56,1.6,2.129,0.529</text:p>
      <text:p text:style-name="P1">57,2.2,2.215,0.015</text:p>
      <text:p text:style-name="P1">58,3.75,1.544,-2.206</text:p>
      <text:p text:style-name="P1">59,0.333,1.566,1.233</text:p>
      <text:p text:style-name="P1">60,1.667,1.503,-0.164</text:p>
      <text:p text:style-name="P1">61,1.5,1.435,-0.065</text:p>
      <text:p text:style-name="P1">62,0,2.74,2.74</text:p>
      <text:p text:style-name="P1">63,1,1.381,0.381</text:p>
      <text:p text:style-name="P1">64,2.833,2.641,-0.192</text:p>
      <text:p text:style-name="P1">65,1.833,1.811,-0.023</text:p>
      <text:p text:style-name="P1">66,2,3.023,1.023</text:p>
      <text:p text:style-name="P1">67,1.6,1.902,0.302</text:p>
      <text:p text:style-name="P1">68,4.2,1.782,-2.418</text:p>
      <text:p text:style-name="P1">69,2.2,1.77,-0.43</text:p>
      <text:p text:style-name="P1"><text:soft-page-break/>70,3.4,3.016,-0.384</text:p>
      <text:p text:style-name="P1">71,2,3.015,1.015</text:p>
      <text:p text:style-name="P1">72,3.167,3.346,0.18</text:p>
      <text:p text:style-name="P1">73,3.833,1.878,-1.956</text:p>
      <text:p text:style-name="P1">74,0.833,0.943,0.11</text:p>
      <text:p text:style-name="P1">75,1.4,1.39,-0.01</text:p>
      <text:p text:style-name="P1">76,2.2,2.058,-0.142</text:p>
      <text:p text:style-name="P1">77,1.167,2.242,1.075</text:p>
      <text:p text:style-name="P1">78,2.5,1.775,-0.725</text:p>
      <text:p text:style-name="P1">79,0.4,2.076,1.676</text:p>
      <text:p text:style-name="P1">80,4.333,2.856,-1.477</text:p>
      <text:p text:style-name="P1">81,1.5,1.05,-0.45</text:p>
      <text:p text:style-name="P1">82,0.2,1.348,1.148</text:p>
      <text:p text:style-name="P1">83,0.6,1.424,0.824</text:p>
      <text:p text:style-name="P1">84,3.833,3.887,0.054</text:p>
      <text:p text:style-name="P1">85,1.4,2.277,0.877</text:p>
      <text:p text:style-name="P1">86,0,1.171,1.171</text:p>
      <text:p text:style-name="P1">87,2.4,2.403,0.003</text:p>
      <text:p text:style-name="P1">88,1.167,1.223,0.057</text:p>
      <text:p text:style-name="P1">89,1.143,2.499,1.356</text:p>
      <text:p text:style-name="P1">90,1.167,1.209,0.042</text:p>
      <text:p text:style-name="P1">91,1,2.332,1.332</text:p>
      <text:p text:style-name="P1">92,0.6,1.791,1.191</text:p>
      <text:p text:style-name="P1">93,0,1.086,1.086</text:p>
      <text:p text:style-name="P1">94,2.8,1.427,-1.373</text:p>
      <text:p text:style-name="P1">95,3,1.523,-1.477</text:p>
      <text:p text:style-name="P1">96,3.8,1.716,-2.084</text:p>
      <text:p text:style-name="P1">97,1.5,1.271,-0.229</text:p>
      <text:p text:style-name="P1">98,2,1.738,-0.262</text:p>
      <text:p text:style-name="P1">99,3.333,2.12,-1.213</text:p>
      <text:p text:style-name="P1">100,1.5,1.816,0.316</text:p>
      <text:p text:style-name="P1">1,3.833,2.035,-1.798</text:p>
      <text:p text:style-name="P1">2,1.833,2.074,0.241</text:p>
      <text:p text:style-name="P1">3,0.429,1.484,1.055</text:p>
      <text:p text:style-name="P1">4,2.667,2.66,-0.007</text:p>
      <text:p text:style-name="P1">5,1.2,1.865,0.665</text:p>
      <text:p text:style-name="P1">6,2,1.658,-0.342</text:p>
      <text:p text:style-name="P1">7,3.6,2.282,-1.318</text:p>
      <text:p text:style-name="P1">8,0.6,1.547,0.947</text:p>
      <text:p text:style-name="P1">9,3.75,1.918,-1.832</text:p>
      <text:p text:style-name="P1">10,5,2.187,-2.813</text:p>
      <text:p text:style-name="P1">11,1.8,2.046,0.246</text:p>
      <text:p text:style-name="P1">12,4.4,1.603,-2.797</text:p>
      <text:p text:style-name="P1">13,1.6,2.009,0.409</text:p>
      <text:p text:style-name="P1">14,2.2,1.625,-0.575</text:p>
      <text:p text:style-name="P1">15,0.167,1.131,0.965</text:p>
      <text:p text:style-name="P1">16,1.75,2.058,0.308</text:p>
      <text:p text:style-name="P1">17,1.6,1.965,0.365</text:p>
      <text:p text:style-name="P1">18,1.4,1.959,0.559</text:p>
      <text:p text:style-name="P1">19,3.333,3.678,0.345</text:p>
      <text:p text:style-name="P1">20,1.6,2.315,0.715</text:p>
      <text:p text:style-name="P1">21,1.2,1.156,-0.044</text:p>
      <text:p text:style-name="P1">22,1.8,1.763,-0.037</text:p>
      <text:p text:style-name="P1">23,1.75,1.634,-0.116</text:p>
      <text:p text:style-name="P1">24,3.2,1.743,-1.457</text:p>
      <text:p text:style-name="P1">25,0.25,1.262,1.012</text:p>
      <text:p text:style-name="P1">26,0.167,1.315,1.148</text:p>
      <text:p text:style-name="P1">27,3.2,2.325,-0.875</text:p>
      <text:p text:style-name="P1">28,0.667,2.504,1.837</text:p>
      <text:p text:style-name="P1">29,1.6,3.276,1.676</text:p>
      <text:p text:style-name="P1">30,1.2,1.643,0.443</text:p>
      <text:p text:style-name="P1"><text:soft-page-break/>31,1.25,2.156,0.906</text:p>
      <text:p text:style-name="P1">32,1.8,2.201,0.401</text:p>
      <text:p text:style-name="P1">33,1.667,2.705,1.039</text:p>
      <text:p text:style-name="P1">34,1,2.612,1.612</text:p>
      <text:p text:style-name="P1">35,1.4,1.856,0.456</text:p>
      <text:p text:style-name="P1">36,1,1.477,0.477</text:p>
      <text:p text:style-name="P1">37,3.167,2.636,-0.531</text:p>
      <text:p text:style-name="P1">38,2.2,3.442,1.242</text:p>
      <text:p text:style-name="P1">39,0,1.215,1.215</text:p>
      <text:p text:style-name="P1">40,2.333,2.591,0.257</text:p>
      <text:p text:style-name="P1">41,3,3.257,0.257</text:p>
      <text:p text:style-name="P1">42,1,1.342,0.342</text:p>
      <text:p text:style-name="P1">43,0.4,2.003,1.603</text:p>
      <text:p text:style-name="P1">44,3.167,1.997,-1.17</text:p>
      <text:p text:style-name="P1">45,0.6,2.381,1.781</text:p>
      <text:p text:style-name="P1">46,2.4,1.525,-0.875</text:p>
      <text:p text:style-name="P1">47,4.5,2.404,-2.096</text:p>
      <text:p text:style-name="P1">48,1.2,2.343,1.143</text:p>
      <text:p text:style-name="P1">49,1,1.693,0.693</text:p>
      <text:p text:style-name="P1">50,2.333,1.268,-1.065</text:p>
      <text:p text:style-name="P1">51,0.25,1.262,1.012</text:p>
      <text:p text:style-name="P1">52,2.4,1.668,-0.732</text:p>
      <text:p text:style-name="P1">53,2.429,2.409,-0.02</text:p>
      <text:p text:style-name="P1">54,3.2,4.028,0.828</text:p>
      <text:p text:style-name="P1">55,2,2.02,0.02</text:p>
      <text:p text:style-name="P1">56,1.5,1.839,0.339</text:p>
      <text:p text:style-name="P1">57,1.4,1.807,0.407</text:p>
      <text:p text:style-name="P1">58,1.667,1.888,0.221</text:p>
      <text:p text:style-name="P1">59,0.6,1.601,1.001</text:p>
      <text:p text:style-name="P1">60,3.8,2.424,-1.376</text:p>
      <text:p text:style-name="P1">61,2.8,2.018,-0.782</text:p>
      <text:p text:style-name="P1">62,1.167,1.932,0.765</text:p>
      <text:p text:style-name="P1">63,0.5,1.795,1.295</text:p>
      <text:p text:style-name="P1">64,3.833,2.463,-1.37</text:p>
      <text:p text:style-name="P1">65,3.2,2.338,-0.862</text:p>
      <text:p text:style-name="P1">66,3,2.169,-0.831</text:p>
      <text:p text:style-name="P1">67,0.6,1.993,1.393</text:p>
      <text:p text:style-name="P1">68,2,1.996,-0.004</text:p>
      <text:p text:style-name="P1">69,3,2.116,-0.884</text:p>
      <text:p text:style-name="P1">70,1.75,3.007,1.257</text:p>
      <text:p text:style-name="P1">71,3.6,3.442,-0.158</text:p>
      <text:p text:style-name="P1">72,0.4,1.49,1.09</text:p>
      <text:p text:style-name="P1">73,2,1.855,-0.145</text:p>
      <text:p text:style-name="P1">74,1.167,1.55,0.384</text:p>
      <text:p text:style-name="P1">75,4.2,2.254,-1.946</text:p>
      <text:p text:style-name="P1">76,2.2,1.669,-0.531</text:p>
      <text:p text:style-name="P1">77,1.2,1.832,0.632</text:p>
      <text:p text:style-name="P1">78,2,2.547,0.547</text:p>
      <text:p text:style-name="P1">79,1.4,2.628,1.228</text:p>
      <text:p text:style-name="P1">80,1,1.824,0.824</text:p>
      <text:p text:style-name="P1">81,1.5,1.893,0.393</text:p>
      <text:p text:style-name="P1">82,1,2.625,1.625</text:p>
      <text:p text:style-name="P1">83,1.8,1.717,-0.083</text:p>
      <text:p text:style-name="P1">84,2.2,1.563,-0.637</text:p>
      <text:p text:style-name="P1">85,0.4,1.398,0.998</text:p>
      <text:p text:style-name="P1">86,3,2.483,-0.517</text:p>
      <text:p text:style-name="P1">87,0.667,1.194,0.527</text:p>
      <text:p text:style-name="P1">88,1.2,2.694,1.494</text:p>
      <text:p text:style-name="P1">89,2.4,1.616,-0.784</text:p>
      <text:p text:style-name="P1">90,1,1.635,0.635</text:p>
      <text:p text:style-name="P1">91,1.2,2.541,1.341</text:p>
      <text:p text:style-name="P1"><text:soft-page-break/>92,3.167,2.988,-0.179</text:p>
      <text:p text:style-name="P1">93,0.833,1.524,0.691</text:p>
      <text:p text:style-name="P1">94,3.667,2.493,-1.174</text:p>
      <text:p text:style-name="P1">95,3.2,1.973,-1.227</text:p>
      <text:p text:style-name="P1">96,0,1.097,1.097</text:p>
      <text:p text:style-name="P1">97,0.8,0.923,0.123</text:p>
      <text:p text:style-name="P1">98,1.8,1.746,-0.054</text:p>
      <text:p text:style-name="P1">99,4.25,2.029,-2.221</text:p>
      <text:p text:style-name="P1">100,0,1.915,1.915</text:p>
      <text:p text:style-name="P1"/>
      <text:p text:style-name="P1">=== Cross-validation ===</text:p>
      <text:p text:style-name="P1">=== Summary ===</text:p>
      <text:p text:style-name="P1"/>
      <text:p text:style-name="P1">Correlation coefficient <text:s text:c="17"/>0.4232</text:p>
      <text:p text:style-name="P1">Mean absolute error <text:s text:c="21"/>0.8779</text:p>
      <text:p text:style-name="P1">Root mean squared error <text:s text:c="17"/>1.0759</text:p>
      <text:p text:style-name="P1">Relative absolute error <text:s text:c="16"/>89.5341 %</text:p>
      <text:p text:style-name="P1">Root relative squared error <text:s text:c="12"/>90.5574 %</text:p>
      <text:p text:style-name="P1">Total Number of Instances <text:s text:c="12"/>1000 <text:s text:c="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6:02:50</meta:creation-date>
    <meta:document-statistic meta:table-count="0" meta:image-count="0" meta:object-count="0" meta:page-count="15" meta:paragraph-count="1041" meta:word-count="1125" meta:character-count="19743"/>
    <dc:date>2014-11-26T16:06:48</dc:date>
    <dc:creator>amita misra</dc:creator>
    <meta:editing-duration>PT3M58S</meta:editing-duration>
    <meta:editing-cycles>1</meta:editing-cycles>
    <meta:generator>OpenOffice/4.1.0$Unix OpenOffice.org_project/410m18$Build-9764</meta:generator>
  </office:meta>
</office:document-meta>
</file>